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4.316cm" fo:break-before="auto" style:use-optimal-row-height="true"/>
    </style:style>
    <style:style style:name="ro30" style:family="table-row">
      <style:table-row-properties style:row-height="4.445cm" fo:break-before="auto" style:use-optimal-row-height="true"/>
    </style:style>
    <style:style style:name="ro31" style:family="table-row">
      <style:table-row-properties style:row-height="2.311cm" fo:break-before="auto" style:use-optimal-row-height="true"/>
    </style:style>
    <style:style style:name="ro3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8-13T09:28:27.1">
            <text:p>0813 <text:s/>928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8-13T09:28:27.1">
            <text:p>0813 <text:s/>928</text:p>
          </table:table-cell>
          <table:table-cell table:style-name="ce8" table:formula="of:=NOW()" office:value-type="date" office:date-value="2022-08-13T09:28:27.1">
            <text:p>0813 <text:s/>92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8-13T09:28:27.1">
            <text:p>0813 <text:s/>92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8-13T09:28:27.1">
            <text:p>0813 <text:s/>928</text:p>
          </table:table-cell>
          <table:table-cell table:style-name="ce8" table:formula="of:=NOW()" office:value-type="date" office:date-value="2022-08-13T09:28:27.1">
            <text:p>0813 <text:s/>928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 office:value-type="date" office:date-value="2022-07-28T09:34:03.61">
            <text:p>072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たところ。まだ、声はしない。[平坦場（へいたんば）]を越えて、坂が始まるあたりまで来る。ミケの鳴き声が始ま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27) / 대서 (7/23), 제 다섯 날. / 초후 (7/23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siódmego (27) lipca. / księwiek : 2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س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седьм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 office:value-type="date" office:date-value="2022-08-07T09:13:03.28">
            <text:p>0807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4" table:number-rows-spanned="1">
            <text:p>来ない。（１）前日。帰宅が９時半頃。玄関に立ったとき、お母さんが、脱衣場にいた。（２）帰りがけ、公園を通る。ミケが鳴いている。フェンスの内側。（３）帰室。荷物をおいて、手提げを取って、家を出る。公園に着く。フェンスの中、ミケはおらず。（４）向かいのマンション。歩道脇の植え込み。ミケの鳴き声。その声は、しかし、マンション隣の駐車場から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５）駐車場内、一番奥の車列。その中ほどの車。の、下から、ミケの声、やって来ている。（６）アスファルトの地面にしゃがむ。車たちの底部を覗き見やる。姿、それらしきもの、なし。（７）フェンスへ戻る。舌を鳴らす。ミケの鳴き声、間断ありながら、なお。じきに、止む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８）三思の間ぐらいか、そののち、踵を、小屋へ向ける。[一思は、思いを巡らすこと、一度。その一巡を、３回]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date" office:date-value="2022-08-11T10:29:05.11">
            <text:p>0811</text:p>
          </table:table-cell>
          <table:table-cell table:style-name="ce10"/>
          <table:table-cell table:style-name="ce19" office:value-type="string" table:number-columns-spanned="3" table:number-rows-spanned="1">
            <text:p>（１）8/10。立秋（8/7）、４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ミケ。来る。（１）初めから、壁の上。突出の、北側。昨日、一昨日と、来ない。その前日は、仕事が遅くなり、公園到着も、９時半を過ぎたか。帰宅途中、公演を通る。フェンスの内側より、ミケの鳴き声。近寄り、姿は見えずとも、声をかけ、去る。（２）その、９時半過ぎに、行ったとき。向かいの駐車場敷地より、ミケの声。だったか。舌を鳴らし、来るように促す。出てこない。しばしの後、去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 office:value-type="date" office:date-value="2022-08-12T10:29:28.69">
            <text:p>0812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初めから、壁の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公園</text:p>
          </table:table-cell>
          <table:table-cell table:style-name="ce19" office:value-type="string" table:number-columns-spanned="3" table:number-rows-spanned="1">
            <text:p>人がいる。家族連れ、３組ぐらい。の、一団。南へ抜ける小道。の、入口。の、北側から見て、１番目のベンチ。の、周りに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1。立秋（8/7）、5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 office:value-type="date" office:date-value="2022-08-13T09:23:05.55">
            <text:p>081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（１）西の角。にも、いない（２）向かいのマンション。から、猫の鳴き声、１筋、２筋。ずっとではなく。（３）マンションの、駐車場からか、と当て推量。（４）果たして、大きくもない音量で、猫の鳴き声。２筋、３筋。入口の脇の車。の前に、しゃがむ。頭を下げて、車の下に視線を当てる。猫の影は、なし。鳴き声は、ポツ、ポツ、と、立ち上が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2。立秋（8/7）、6日目。次候、第1日目。（２）晴れまも、あったか。夕刻、公園へ行く時、降雨。傘をさす。まず、買い物。キャン・ドゥ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8-13T09:28:27.52">
            <text:p>2022/8/13 9:28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2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3">2022/08/13</text:date>, <text:time>09:28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8-13T09:28:26.44</dc:date>
    <dc:creator>iwabuchi ken</dc:creator>
    <meta:editing-duration>P19DT1H47M13S</meta:editing-duration>
    <meta:editing-cycles>2622</meta:editing-cycles>
    <meta:generator>OpenOffice/4.1.3$Win32 OpenOffice.org_project/413m1$Build-9783</meta:generator>
    <meta:document-statistic meta:table-count="2" meta:cell-count="941" meta:object-count="0"/>
  </office:meta>
</office:document-meta>
</file>